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9000003E9A2E6D6EBD354EE55.png" manifest:media-type="image/png"/>
  <manifest:file-entry manifest:full-path="Pictures/1000000000000FF000000C00A26281D73CCFF8E1.jpg" manifest:media-type="image/jpeg"/>
  <manifest:file-entry manifest:full-path="Pictures/10000001000001C7000001697CB3F2F36C2EEA1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FF000000C002D3C41731401EF5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183cm, 8.949cm, 16.182cm, 32.263cm)" draw:image-opacity="100%" style:mirror="non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594cm, 13.654cm, 19.604cm, 27.55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gr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4.18cm, 0.698cm, 5.228cm, 0.695cm)" draw:image-opacity="100%" style:mirror="none"/>
    </style:style>
    <style:style style:name="co1" style:family="table-column">
      <style:table-column-properties style:column-width="2.108cm" style:use-optimal-column-width="false"/>
    </style:style>
    <style:style style:name="co2" style:family="table-column">
      <style:table-column-properties style:column-width="2.107cm" style:use-optimal-column-width="false"/>
    </style:style>
    <style:style style:name="co3" style:family="table-column">
      <style:table-column-properties style:column-width="2.621cm" style:use-optimal-column-width="false"/>
    </style:style>
    <style:style style:name="co4" style:family="table-column">
      <style:table-column-properties style:column-width="2.62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774cm" style:use-optimal-row-height="false"/>
    </style:style>
    <style:style style:name="ro4" style:family="table-row">
      <style:table-row-properties style:row-height="1.773cm" style:use-optimal-row-height="false"/>
    </style:style>
    <style:style style:name="ce1" style:family="table-cell">
      <loext:graphic-properties draw:fill-color="#ffffff"/>
      <style:paragraph-properties fo:text-align="center" fo:border="0.43pt solid #000000"/>
      <style:text-properties fo:font-weight="bold" fo:background-color="transparent" style:font-weight-asian="bold" style:font-weight-complex="bold"/>
    </style:style>
    <style:style style:name="ce2" style:family="table-cell">
      <loext:graphic-properties draw:fill-color="#ffffff"/>
      <style:paragraph-properties fo:text-align="center" fo:border="0.43pt solid #000000"/>
      <style:text-properties fo:background-color="transparent"/>
    </style:style>
    <style:style style:name="ce3" style:family="table-cell">
      <loext:graphic-properties draw:fill-color="#ffffff" draw:textarea-vertical-align="middle"/>
      <style:paragraph-properties fo:text-align="center" fo:border="0.43pt solid #000000"/>
      <style:text-properties fo:font-weight="bold" style:font-weight-asian="bold" style:font-weight-complex="bold"/>
    </style:style>
    <style:style style:name="ce4" style:family="table-cell">
      <loext:graphic-properties draw:fill-color="#ffffff" draw:textarea-vertical-align="middle"/>
      <style:paragraph-properties fo:text-align="center" fo:border="0.4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fo:background-color="transparent" style:font-weight-asian="bold" style:font-weight-complex="bold"/>
    </style:style>
    <style:style style:name="P3" style:family="paragraph">
      <style:paragraph-properties fo:text-align="center"/>
      <style:text-properties fo:background-color="transparen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7.628cm" svg:height="12.656cm" draw:transform="rotate (1.5707963267949) translate (15.6cm 18.933cm)">
          <draw:image xlink:href="Pictures/1000000000000FF000000C002D3C41731401EF5A.jpg" xlink:type="simple" xlink:show="embed" xlink:actuate="onLoad" draw:mime-type="image/jpeg">
            <text:p/>
          </draw:image>
        </draw:frame>
        <draw:frame draw:style-name="standard" draw:layer="layout" svg:width="6.322cm" svg:height="3.626cm" svg:x="7.887cm" svg:y="16.076cm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2"><text:span text:style-name="T1">1-Wire DS18B20 (DHT11-1)</text:span>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3"><text:span text:style-name="T2">J3-1</text:span></text:p>
              </table:table-cell>
              <table:table-cell>
                <text:p text:style-name="P3"><text:span text:style-name="T2">J3-2</text:span></text:p>
              </table:table-cell>
              <table:table-cell>
                <text:p text:style-name="P3"><text:span text:style-name="T2">J3-3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5V</text:span></text:p>
              </table:table-cell>
              <table:table-cell>
                <text:p text:style-name="P3"><text:span text:style-name="T2">Data</text:span></text:p>
              </table:table-cell>
              <table:table-cell>
                <text:p text:style-name="P3"><text:span text:style-name="T2">GN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482cm" svg:height="5.32cm" svg:x="1.017cm" svg:y="4.67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 table:number-columns-spanned="4">
                <text:p text:style-name="P4"><text:span text:style-name="T1">ACS712 </text:span><text:span text:style-name="T1">(Pioggia)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4">
              <table:table-cell>
                <text:p text:style-name="P5">J6-1</text:p>
              </table:table-cell>
              <table:table-cell>
                <text:p text:style-name="P5">J6-2</text:p>
              </table:table-cell>
              <table:table-cell>
                <text:p text:style-name="P5">J6-3</text:p>
              </table:table-cell>
              <table:table-cell>
                <text:p text:style-name="P5">J6-4</text:p>
              </table:table-cell>
            </table:table-row>
            <table:table-row table:style-name="ro4" table:default-cell-style-name="ce4">
              <table:table-cell>
                <text:p text:style-name="P5">5V</text:p>
              </table:table-cell>
              <table:table-cell>
                <text:p text:style-name="P5">Analog</text:p>
                <text:p text:style-name="P5">A1</text:p>
              </table:table-cell>
              <table:table-cell>
                <text:p text:style-name="P5">N/A</text:p>
                <text:p text:style-name="P5">(D8)</text:p>
              </table:table-cell>
              <table:table-cell>
                <text:p text:style-name="P5">GND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2" draw:style-name="dp1" draw:master-page-name="Predefinito">
        <draw:frame draw:style-name="gr2" draw:text-style-name="P1" draw:layer="layout" svg:width="15.599cm" svg:height="8.199cm" svg:x="1.501cm" svg:y="1.701cm">
          <draw:image xlink:href="Pictures/1000000000000FF000000C00A26281D73CCFF8E1.jpg" xlink:type="simple" xlink:show="embed" xlink:actuate="onLoad" draw:mime-type="image/jpeg">
            <text:p/>
          </draw:image>
        </draw:frame>
        <draw:frame draw:style-name="gr3" draw:text-style-name="P6" draw:layer="layout" svg:width="4.6cm" svg:height="1cm" svg:x="17.5cm" svg:y="4.8cm">
          <draw:text-box>
            <text:p>DS18B20-1</text:p>
          </draw:text-box>
        </draw:frame>
        <draw:frame draw:style-name="gr3" draw:text-style-name="P6" draw:layer="layout" svg:width="4.6cm" svg:height="1cm" svg:x="17.4cm" svg:y="8.3cm">
          <draw:text-box>
            <text:p>DS18B20-2</text:p>
          </draw:text-box>
        </draw:frame>
        <draw:frame draw:style-name="gr4" draw:text-style-name="P6" draw:layer="layout" svg:width="3.45cm" svg:height="1.8cm" svg:x="1.3cm" svg:y="10.2cm">
          <draw:text-box>
            <text:p>1-Wire</text:p>
            <text:p>DS18B20</text:p>
          </draw:text-box>
        </draw:frame>
        <draw:frame draw:style-name="gr5" draw:text-style-name="P6" draw:layer="layout" svg:width="6.6cm" svg:height="1.773cm" svg:x="6.9cm" svg:y="10.2cm">
          <draw:text-box>
            <text:p>4,7k pull up</text:p>
            <text:p>(5V - Data)</text:p>
          </draw:text-box>
        </draw:frame>
        <draw:frame draw:style-name="gr3" draw:text-style-name="P6" draw:layer="layout" svg:width="4.6cm" svg:height="1cm" svg:x="17.75cm" svg:y="10.5cm">
          <draw:text-box>
            <text:p>DS18B20-n</text:p>
          </draw:text-box>
        </draw:frame>
        <draw:frame draw:style-name="gr6" draw:text-style-name="P5" draw:layer="layout" svg:width="7.25cm" svg:height="5.751cm" svg:x="3cm" svg:y="12.637cm">
          <draw:image xlink:href="Pictures/10000001000001C7000001697CB3F2F36C2EEA11.png" xlink:type="simple" xlink:show="embed" xlink:actuate="onLoad" draw:mime-type="image/png">
            <text:p/>
          </draw:image>
        </draw:frame>
      </draw:page>
      <draw:page draw:name="page3" draw:style-name="dp1" draw:master-page-name="Predefinito">
        <draw:frame draw:style-name="gr7" draw:text-style-name="P5" draw:layer="layout" svg:width="9.918cm" svg:height="6.75cm" svg:x="1.25cm" svg:y="1.25cm">
          <draw:image xlink:href="Pictures/10000001000003E9000003E9A2E6D6EBD354EE5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09:40:04.139142240</meta:creation-date>
    <meta:generator>LibreOffice/7.3.7.2$Linux_X86_64 LibreOffice_project/30$Build-2</meta:generator>
    <dc:date>2025-03-16T09:53:31.396645918</dc:date>
    <meta:editing-duration>PT8M24S</meta:editing-duration>
    <meta:editing-cycles>3</meta:editing-cycles>
    <meta:document-statistic meta:object-count="11"/>
  </office:meta>
</office:document-meta>
</file>